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320000006401361962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text-properties officeooo:rsid="0011eb86" officeooo:paragraph-rsid="0011eb86"/>
    </style:style>
    <style:style style:name="fr1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draw:frame draw:style-name="fr1" draw:name="Image1" text:anchor-type="char" svg:width="1.928in" svg:height="3.8618in" draw:z-index="0"><draw:image xlink:href="Pictures/10000000000000320000006401361962.png" xlink:type="simple" xlink:show="embed" xlink:actuate="onLoad" draw:mime-type="image/png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1:09:42.389332949</meta:creation-date>
    <dc:date>2024-06-11T11:16:15.412729978</dc:date>
    <meta:editing-duration>PT6M33S</meta:editing-duration>
    <meta:editing-cycles>1</meta:editing-cycles>
    <meta:document-statistic meta:table-count="1" meta:image-count="1" meta:object-count="0" meta:page-count="1" meta:paragraph-count="0" meta:word-count="0" meta:character-count="0" meta:non-whitespace-character-count="0"/>
    <meta:generator>LibreOffice/24.2.3.2$MacOSX_AARCH64 LibreOffice_project/433d9c2ded56988e8a90e6b2e771ee4e6a5ab2ba</meta:generator>
  </office:meta>
</office:document-meta>
</file>